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9.013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2236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1958in" fo:keep-together="auto"/>
    </style:style>
    <style:style style:name="Table1.A4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2" style:family="table">
      <style:table-properties style:width="9.0764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125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0.8889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1826in" fo:keep-together="auto"/>
    </style:style>
    <style:style style:name="Table2.A2" style:family="table-cell">
      <style:table-cell-properties style:vertical-align="" fo:padding="0in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" fo:padding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1847in" fo:keep-together="auto"/>
    </style:style>
    <style:style style:name="Table2.4" style:family="table-row">
      <style:table-row-properties style:min-row-height="0.1854in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rsid="000170cf" officeooo:paragraph-rsid="000170cf" style:font-weight-asian="bold" style:font-weight-complex="bold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officeooo:rsid="000170cf" officeooo:paragraph-rsid="000170cf" style:font-size-asian="20pt" style:font-weight-asian="bold" style:font-size-complex="20pt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6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7" style:family="paragraph" style:parent-style-name="Standard">
      <style:paragraph-properties fo:orphans="0" fo:widows="0" style:text-autospace="none"/>
      <style:text-properties fo:font-size="9pt" officeooo:paragraph-rsid="000170cf" style:font-size-asian="9pt" style:font-size-complex="9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 style:text-autospace="none"/>
      <style:text-properties fo:font-size="9pt" officeooo:rsid="000170cf" officeooo:paragraph-rsid="000170cf" style:font-size-asian="9pt" style:font-size-complex="9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9pt" officeooo:rsid="000170cf" officeooo:paragraph-rsid="000170cf" style:font-size-asian="9pt" style:font-size-complex="9pt"/>
    </style:style>
    <style:style style:name="P11" style:family="paragraph" style:parent-style-name="Standard">
      <style:paragraph-properties fo:line-height="0.139in" fo:orphans="0" fo:widows="0" style:text-autospace="none"/>
    </style:style>
    <style:style style:name="P12" style:family="paragraph" style:parent-style-name="Standard">
      <style:paragraph-properties fo:line-height="0.2374in" fo:orphans="0" fo:widows="0" style:text-autospace="none"/>
    </style:style>
    <style:style style:name="P13" style:family="paragraph" style:parent-style-name="Standard">
      <style:paragraph-properties fo:line-height="0.1835in" fo:text-align="center" style:justify-single-word="false" fo:orphans="0" fo:widows="0" style:text-autospace="none"/>
      <style:text-properties style:text-scale="99%"/>
    </style:style>
    <style:style style:name="P14" style:family="paragraph" style:parent-style-name="Standard">
      <style:paragraph-properties fo:line-height="0.1862in" fo:orphans="0" fo:widows="0" style:text-autospace="none"/>
    </style:style>
    <style:style style:name="P15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17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officeooo:rsid="000170cf" officeooo:paragraph-rsid="000170cf" style:font-weight-asian="bold" style:font-weight-complex="bold"/>
    </style:style>
    <style:style style:name="P19" style:family="paragraph" style:parent-style-name="Standard">
      <style:paragraph-properties fo:margin-left="0.222in" fo:margin-right="0in" fo:orphans="0" fo:widows="0" fo:text-indent="0in" style:auto-text-indent="false" style:text-autospace="non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170cf" style:font-size-asian="20pt" style:font-weight-asian="bold" style:font-size-complex="20pt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170cf" style:font-size-asian="9pt" style:font-size-complex="9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officeooo:rsid="000170cf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3"><text:s/></text:span><text:span text:style-name="T6">Project Name: </text:span><text:span text:style-name="T4">Recipe App</text:span></text:p>
          </table:table-cell>
        </table:table-row>
        <table:table-row table:style-name="Table1.2">
          <table:table-cell table:style-name="Table1.A1" office:value-type="string">
            <text:p text:style-name="P4">System Level Tests</text:p>
            <text:p text:style-name="P15"/>
          </table:table-cell>
        </table:table-row>
        <table:table-row table:style-name="Table1.3">
          <table:table-cell table:style-name="Table1.A3" office:value-type="string">
            <text:p text:style-name="P1"><text:span text:style-name="T2">Pre-conditions: </text:span><text:span text:style-name="T5">User has valid username and password</text:span></text:p>
          </table:table-cell>
        </table:table-row>
        <table:table-row table:style-name="Table1.4">
          <table:table-cell table:style-name="Table1.A4" office:value-type="string">
            <text:p text:style-name="P1"><text:span text:style-name="T1">Dependencies: </text:span></text:p>
          </table:table-cell>
        </table:table-row>
      </table:table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Test</text:p>
          </table:table-cell>
          <table:table-cell table:style-name="Table2.A1" office:value-type="string">
            <text:p text:style-name="P18">Test Summary</text:p>
          </table:table-cell>
          <table:table-cell table:style-name="Table2.A1" office:value-type="string">
            <text:p text:style-name="P16">Test <text:span text:style-name="T10">Steps</text:span></text:p>
          </table:table-cell>
          <table:table-cell table:style-name="Table2.D1" office:value-type="string">
            <text:p text:style-name="P17">Expected Result</text:p>
          </table:table-cell>
          <table:table-cell table:style-name="Table2.D1" office:value-type="string">
            <text:p text:style-name="P17">Actual Result</text:p>
          </table:table-cell>
          <table:table-cell table:style-name="Table2.D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9"><text:s/>Load the application</text:p>
          </table:table-cell>
          <table:table-cell table:style-name="Table2.A2" office:value-type="string">
            <text:p text:style-name="P1"><text:span text:style-name="T7"><text:s/></text:span><text:span text:style-name="T8">1. Click on the app icon</text:span></text:p>
          </table:table-cell>
          <table:table-cell table:style-name="Table2.A2" office:value-type="string">
            <text:p text:style-name="P7"><text:span text:style-name="T10">Application should load the home page and display the “add recipe” button as well as the search bar and icon</text:span></text:p>
          </table:table-cell>
          <table:table-cell table:style-name="Table2.A2" office:value-type="string">
            <text:p text:style-name="P5"><text:s/></text:p>
            <text:p text:style-name="P5"><text:span text:style-name="T7"/></text:p>
          </table:table-cell>
          <table:table-cell table:style-name="Table2.A2" office:value-type="string">
            <text:p text:style-name="P5"><text:s/></text:p>
            <text:p text:style-name="P5"/>
          </table:table-cell>
          <table:table-cell table:style-name="Table2.G2" office:value-type="string">
            <text:p text:style-name="P5"><text:s/></text:p>
          </table:table-cell>
        </table:table-row>
        <table:table-row table:style-name="Table2.3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5"><text:s/><text:span text:style-name="T10">Add a Recipe</text:span></text:p>
          </table:table-cell>
          <table:table-cell table:style-name="Table2.A2" office:value-type="string">
            <text:p text:style-name="P5"><text:span text:style-name="T10">1. Click “add recipe” button</text:span></text:p>
            <text:p text:style-name="P9">2. Type recipe into the text box provided</text:p>
            <text:p text:style-name="P9">3. Click the “add” button</text:p>
          </table:table-cell>
          <table:table-cell table:style-name="Table2.A2" office:value-type="string">
            <text:p text:style-name="P10">Confirmation message stating, “recipe added successfully” should be displayed and user should be returned to the home page</text:p>
          </table:table-cell>
          <table:table-cell table:style-name="Table2.A2" office:value-type="string">
            <text:p text:style-name="P5"><text:span text:style-name="T7"/>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5"><text:s/><text:span text:style-name="T10">Search Recipes</text:span></text:p>
          </table:table-cell>
          <table:table-cell table:style-name="Table2.A2" office:value-type="string">
            <text:p text:style-name="P10">1. Click on the search bar</text:p>
            <text:p text:style-name="P10">2. Type the name of the recipe added in step 2 into the search <text:s/>bar</text:p>
            <text:p text:style-name="P10">3. Click the search icon which is indicated by a magnifying glass</text:p>
          </table:table-cell>
          <table:table-cell table:style-name="Table2.A2" office:value-type="string">
            <text:p text:style-name="P10">A list of recipes matching the search criteria should be displayed. <text:s/>In this case only one recipe will be displayed because only one exists in the database</text:p>
          </table:table-cell>
          <table:table-cell table:style-name="Table2.A2" office:value-type="string">
            <text:p text:style-name="P5"><text:span text:style-name="T7"/>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5"><text:s/><text:span text:style-name="T10">View Recipes</text:span></text:p>
          </table:table-cell>
          <table:table-cell table:style-name="Table2.A2" office:value-type="string">
            <text:p text:style-name="P10">1. Once the search results are displayed, click on the recipe added in step 2</text:p>
          </table:table-cell>
          <table:table-cell table:style-name="Table2.A2" office:value-type="string">
            <text:p text:style-name="P10">The details of the recipe should be displayed. <text:s/>Click the “X” icon to return to the home scree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Logout</text:p>
          </table:table-cell>
          <table:table-cell table:style-name="Table2.A2" office:value-type="string">
            <text:p text:style-name="P10">1. From the home screen, click the logout icon</text:p>
          </table:table-cell>
          <table:table-cell table:style-name="Table2.A2" office:value-type="string">
            <text:p text:style-name="P10">The application should close 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P14"/>
      <text:p text:style-name="P19"><text:span text:style-name="T2">Post-conditions: </text:span></text:p>
      <text:p text:style-name="P1"><draw:line text:anchor-type="char" draw:z-index="0" draw:style-name="gr1" draw:text-style-name="P20" svg:x1="-0.0071in" svg:y1="-0.1791in" svg:x2="9.1386in" svg:y2="-0.1791in"><text:p/></draw:line><draw:line text:anchor-type="char" draw:z-index="1" draw:style-name="gr1" draw:text-style-name="P20" svg:x1="-0.0071in" svg:y1="-0.1791in" svg:x2="-0.0071in" svg:y2="0.5945in"><text:p/></draw:line><draw:line text:anchor-type="char" draw:z-index="2" draw:style-name="gr1" draw:text-style-name="P20" svg:x1="9.139in" svg:y1="-0.1791in" svg:x2="9.139in" svg:y2="0.5945in"><text:p/></draw:line><draw:line text:anchor-type="char" draw:z-index="3" draw:style-name="gr1" draw:text-style-name="P20" svg:x1="-0.0071in" svg:y1="0.5945in" svg:x2="9.1386in" svg:y2="0.5945in"><text:p/></draw:line><text:tab/>User is validated with database and successfully login to account. The account session details are logged in datab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11:22:00</meta:creation-date>
    <dc:date>2016-12-05T09:46:51.720505268</dc:date>
    <meta:editing-cycles>15</meta:editing-cycles>
    <meta:editing-duration>PT39M50S</meta:editing-duration>
    <meta:document-statistic meta:table-count="2" meta:image-count="0" meta:object-count="0" meta:page-count="1" meta:paragraph-count="40" meta:word-count="230" meta:character-count="1307" meta:non-whitespace-character-count="1098"/>
    <meta:generator>LibreOffice/5.1.4.2$Linux_X86_64 LibreOffice_project/10m0$Build-2</meta:generator>
  </office:meta>
</office:document-meta>
</file>